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rush Script MT" svg:font-family="'Brush Script MT'" style:font-pitch="variable"/>
    <style:font-face style:name="Chalkboard" svg:font-family="Chalkboard" style:font-pitch="variable"/>
    <style:font-face style:name="Chalkboard SE" svg:font-family="'Chalkboard SE'" style:font-pitch="variable"/>
    <style:font-face style:name="Chalkduster" svg:font-family="Chalkduster" style:font-pitch="variable"/>
    <style:font-face style:name="Chronicle Text G2:frac=1&amp;tnum" svg:font-family="'Chronicle Text G2:frac=1&amp;tnum'" style:font-adornments="Roman" style:font-pitch="variable"/>
    <style:font-face style:name="Fira Mono" svg:font-family="'Fira Mono'" style:font-pitch="variable"/>
    <style:font-face style:name="Fira Mono:frac=1&amp;zero" svg:font-family="'Fira Mono:frac=1&amp;zero'" style:font-adornments="Regular" style:font-pitch="variable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Ringside Regular:frac=1&amp;numr&amp;tnum" svg:font-family="'Ringside Regular:frac=1&amp;numr&amp;tnum'" style:font-pitch="variable"/>
    <style:font-face style:name="Ringside Regular:frac=1&amp;sinf&amp;tnum" svg:font-family="'Ringside Regular:frac=1&amp;sinf&amp;tnum'" style:font-pitch="variable"/>
    <style:font-face style:name="Ringside Regular:frac=1&amp;tnum" svg:font-family="'Ringside Regular:frac=1&amp;tnum'" style:font-pitch="variable"/>
    <style:font-face style:name="Caladea" svg:font-family="Caladea" style:font-family-generic="roman" style:font-pitch="variable"/>
    <style:font-face style:name="Charter" svg:font-family="Charter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Carlito" svg:font-family="Carlito" style:font-family-generic="swiss" style:font-pitch="variable"/>
    <style:font-face style:name="Fira Sans" svg:font-family="'Fira Sans'" style:font-family-generic="swiss" style:font-pitch="variable"/>
    <style:font-face style:name="Fira Sans:frac=1&amp;tnum" svg:font-family="'Fira Sans:frac=1&amp;tnum'" style:font-adornments="Regular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988*"/>
    </style:style>
    <style:style style:name="GraphicDesignTable.B" style:family="table-column">
      <style:table-column-properties style:column-width="0.441in" style:rel-column-width="635*"/>
    </style:style>
    <style:style style:name="GraphicDesignTable.C" style:family="table-column">
      <style:table-column-properties style:column-width="0.1215in" style:rel-column-width="175*"/>
    </style:style>
    <style:style style:name="GraphicDesignTable.D" style:family="table-column">
      <style:table-column-properties style:column-width="5.4444in" style:rel-column-width="7840*"/>
    </style:style>
    <style:style style:name="GraphicDesignTable.A1" style:family="table-cell">
      <style:table-cell-properties style:vertical-align="bottom"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988*"/>
    </style:style>
    <style:style style:name="Table1.B" style:family="table-column">
      <style:table-column-properties style:column-width="0.441in" style:rel-column-width="635*"/>
    </style:style>
    <style:style style:name="Table1.C" style:family="table-column">
      <style:table-column-properties style:column-width="0.1215in" style:rel-column-width="175*"/>
    </style:style>
    <style:style style:name="Table1.D" style:family="table-column">
      <style:table-column-properties style:column-width="5.4444in" style:rel-column-width="7840*"/>
    </style:style>
    <style:style style:name="Table1.A1" style:family="table-cell">
      <style:table-cell-properties style:vertical-align="bottom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988*"/>
    </style:style>
    <style:style style:name="Table2.B" style:family="table-column">
      <style:table-column-properties style:column-width="0.441in" style:rel-column-width="635*"/>
    </style:style>
    <style:style style:name="Table2.C" style:family="table-column">
      <style:table-column-properties style:column-width="0.1215in" style:rel-column-width="175*"/>
    </style:style>
    <style:style style:name="Table2.D" style:family="table-column">
      <style:table-column-properties style:column-width="5.4444in" style:rel-column-width="7840*"/>
    </style:style>
    <style:style style:name="Table2.A1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44in" table:align="margins"/>
    </style:style>
    <style:style style:name="SoftwareEngineer.A" style:family="table-column">
      <style:table-column-properties style:column-width="1.0639in" style:rel-column-width="1532*"/>
    </style:style>
    <style:style style:name="SoftwareEngineer.B" style:family="table-column">
      <style:table-column-properties style:column-width="0.1271in" style:rel-column-width="183*"/>
    </style:style>
    <style:style style:name="SoftwareEngineer.C" style:family="table-column">
      <style:table-column-properties style:column-width="4.2535in" style:rel-column-width="6125*"/>
    </style:style>
    <style:style style:name="SoftwareEngineer.A1" style:family="table-cell">
      <style:table-cell-properties style:writing-mode="page"/>
    </style:style>
    <style:style style:name="P1" style:family="paragraph" style:parent-style-name="Heading_20_1">
      <style:text-properties officeooo:paragraph-rsid="00407ef3"/>
    </style:style>
    <style:style style:name="P2" style:family="paragraph" style:parent-style-name="Standard">
      <style:text-properties officeooo:paragraph-rsid="0083260a"/>
    </style:style>
    <style:style style:name="P3" style:family="paragraph" style:parent-style-name="Table_20_Contents">
      <style:text-properties officeooo:paragraph-rsid="0038d5dc"/>
    </style:style>
    <style:style style:name="P4" style:family="paragraph" style:parent-style-name="Table_20_Contents">
      <style:text-properties style:font-name="Ringside Regular2" fo:font-weight="normal" officeooo:rsid="0048f2dc" officeooo:paragraph-rsid="0048f2dc" style:font-weight-asian="normal" style:font-weight-complex="normal"/>
    </style:style>
    <style:style style:name="P5" style:family="paragraph" style:parent-style-name="Table_20_Contents">
      <style:text-properties officeooo:paragraph-rsid="0049d420"/>
    </style:style>
    <style:style style:name="P6" style:family="paragraph" style:parent-style-name="Table_20_Contents">
      <style:text-properties style:font-name="Gill Sans"/>
    </style:style>
    <style:style style:name="P7" style:family="paragraph" style:parent-style-name="Table_20_Contents">
      <style:paragraph-properties fo:text-align="end" style:justify-single-word="false"/>
      <style:text-properties style:font-name="Gill Sans"/>
    </style:style>
    <style:style style:name="P8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10" style:family="paragraph" style:parent-style-name="Table_20_Contents">
      <style:text-properties style:font-name="Gill Sans" officeooo:rsid="0080003b" officeooo:paragraph-rsid="0080003b"/>
    </style:style>
    <style:style style:name="P11" style:family="paragraph" style:parent-style-name="Table_20_Contents">
      <style:text-properties style:font-name="Gill Sans" officeooo:rsid="0080003b" officeooo:paragraph-rsid="0081d9f9"/>
    </style:style>
    <style:style style:name="P12" style:family="paragraph" style:parent-style-name="Table_20_Contents">
      <style:text-properties style:font-name="Gill Sans" officeooo:rsid="0081d9f9" officeooo:paragraph-rsid="0081d9f9"/>
    </style:style>
    <style:style style:name="P13" style:family="paragraph" style:parent-style-name="Table_20_Contents">
      <style:text-properties style:font-name="Gill Sans" officeooo:paragraph-rsid="0081d9f9"/>
    </style:style>
    <style:style style:name="P14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5" style:family="paragraph" style:parent-style-name="Table_20_Contents">
      <style:text-properties style:font-name="Gill Sans" officeooo:rsid="008a01f9" officeooo:paragraph-rsid="008a01f9"/>
    </style:style>
    <style:style style:name="P16" style:family="paragraph" style:parent-style-name="Table_20_Contents">
      <style:text-properties officeooo:paragraph-rsid="0081d9f9"/>
    </style:style>
    <style:style style:name="P17" style:family="paragraph" style:parent-style-name="Table_20_Contents">
      <style:text-properties officeooo:paragraph-rsid="0083260a"/>
    </style:style>
    <style:style style:name="P18" style:family="paragraph" style:parent-style-name="Text_20_body">
      <style:paragraph-properties fo:text-align="end" style:justify-single-word="false"/>
      <style:text-properties officeooo:rsid="002b0d80" officeooo:paragraph-rsid="0038f664"/>
    </style:style>
    <style:style style:name="P19" style:family="paragraph" style:parent-style-name="Text_20_body">
      <style:paragraph-properties fo:text-align="end" style:justify-single-word="false"/>
      <style:text-properties officeooo:rsid="002b0d80" officeooo:paragraph-rsid="0049d420"/>
    </style:style>
    <style:style style:name="P20" style:family="paragraph" style:parent-style-name="Text_20_body">
      <style:paragraph-properties fo:text-align="end" style:justify-single-word="false"/>
      <style:text-properties officeooo:rsid="002b0d80" officeooo:paragraph-rsid="0052c96a"/>
    </style:style>
    <style:style style:name="P21" style:family="paragraph" style:parent-style-name="Text_20_body">
      <style:text-properties officeooo:paragraph-rsid="0038f664"/>
    </style:style>
    <style:style style:name="P22" style:family="paragraph" style:parent-style-name="Text_20_body">
      <style:text-properties officeooo:paragraph-rsid="0048f2dc"/>
    </style:style>
    <style:style style:name="P23" style:family="paragraph" style:parent-style-name="Text_20_body">
      <style:text-properties style:font-name="Ringside Regular2" fo:font-weight="normal" officeooo:paragraph-rsid="0048f2dc" style:font-weight-asian="normal" style:font-weight-complex="normal"/>
    </style:style>
    <style:style style:name="P24" style:family="paragraph" style:parent-style-name="Text_20_body">
      <style:text-properties style:font-name="Ringside Regular2" officeooo:paragraph-rsid="0048f2dc"/>
    </style:style>
    <style:style style:name="P25" style:family="paragraph" style:parent-style-name="Text_20_body">
      <style:text-properties officeooo:paragraph-rsid="0049d420"/>
    </style:style>
    <style:style style:name="P26" style:family="paragraph" style:parent-style-name="Text_20_body">
      <style:text-properties officeooo:paragraph-rsid="0052c96a"/>
    </style:style>
    <style:style style:name="P2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28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9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30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31" style:family="paragraph" style:parent-style-name="Text_20_body">
      <style:text-properties officeooo:paragraph-rsid="00844c8f"/>
    </style:style>
    <style:style style:name="P32" style:family="paragraph" style:parent-style-name="Text_20_body">
      <style:text-properties officeooo:paragraph-rsid="008649bb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variant="small-caps" style:font-name="Ringside Regular" fo:font-size="18pt" fo:font-style="normal" fo:font-weight="bold" officeooo:rsid="002183fd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3ed5ef" style:font-size-asian="20pt" style:font-size-complex="20pt"/>
    </style:style>
    <style:style style:name="T5" style:family="text">
      <style:text-properties officeooo:rsid="0081d9f9"/>
    </style:style>
    <style:style style:name="T6" style:family="text">
      <style:text-properties officeooo:rsid="00844c8f"/>
    </style:style>
    <style:style style:name="T7" style:family="text">
      <style:text-properties style:font-name="Joanna Nova" officeooo:rsid="00844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ric Bréchemier<text:span text:style-name="T1"><text:line-break/></text:span><text:span text:style-name="T3">eric@coding.graphic</text:span><text:span text:style-name="T4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since </text:p>
          </table:table-cell>
          <table:table-cell table:style-name="Table1.A1" office:value-type="string">
            <text:p text:style-name="P11">20<text:span text:style-name="T5">20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Instructional Design Self-Study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2020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P7">since </text:p>
          </table:table-cell>
          <table:table-cell table:style-name="GraphicDesignTable.A1" office:value-type="string">
            <text:p text:style-name="P10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>
          <table:table-cell table:style-name="GraphicDesignTable.A1" office:value-type="string">
            <text:p text:style-name="P7">2019–</text:p>
          </table:table-cell>
          <table:table-cell table:style-name="GraphicDesignTable.A1" office:value-type="string">
            <text:p text:style-name="P6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es from EPSAA in Paris</text:p>
          </table:table-cell>
        </table:table-row>
        <table:table-row>
          <table:table-cell table:style-name="GraphicDesignTable.A1" office:value-type="string">
            <text:p text:style-name="P7"/>
          </table:table-cell>
          <table:table-cell table:style-name="GraphicDesignTable.A1" office:value-type="string">
            <text:p text:style-name="P6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7"/>
          </table:table-cell>
          <table:table-cell table:style-name="GraphicDesignTable.A1" office:value-type="string">
            <text:p text:style-name="P6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>
          <table:table-cell table:style-name="GraphicDesignTable.A1" office:value-type="string">
            <text:p text:style-name="P7">since </text:p>
          </table:table-cell>
          <table:table-cell table:style-name="GraphicDesignTable.A1" office:value-type="string">
            <text:p text:style-name="P6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7">2004–</text:p>
          </table:table-cell>
          <table:table-cell table:style-name="Table2.A1" office:value-type="string">
            <text:p text:style-name="P28">202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1">Software Enginee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5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5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Autajon</text:p>
                </table:table-cell>
              </table:table-row>
              <table:table-row>
                <table:table-cell table:style-name="SoftwareEngineer.A1" office:value-type="string">
                  <text:p text:style-name="P15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OECD, Wolters Kluwer</text:p>
                </table:table-cell>
              </table:table-row>
              <table:table-row>
                <table:table-cell table:style-name="SoftwareEngineer.A1" office:value-type="string">
                  <text:p text:style-name="P15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eGull</text:p>
                </table:table-cell>
              </table:table-row>
              <table:table-row>
                <table:table-cell table:style-name="SoftwareEngineer.A1" office:value-type="string">
                  <text:p text:style-name="P15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5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Pastagames</text:p>
                </table:table-cell>
              </table:table-row>
              <table:table-row>
                <table:table-cell table:style-name="SoftwareEngineer.A1" office:value-type="string">
                  <text:p text:style-name="P15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22">Family&amp;Co, Legalbox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8">2004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1">Video Games <text:span text:style-name="T7">&amp;</text:span> Interactive Media Master Degree from CNAM-ENJMIN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9">2003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2">Software Engineer Master Degree from ENSIIE</text:p>
          </table:table-cell>
        </table:table-row>
        <table:table-row>
          <table:table-cell table:style-name="Table2.A1" office:value-type="string">
            <text:p text:style-name="P14">since </text:p>
          </table:table-cell>
          <table:table-cell table:style-name="Table2.A1" office:value-type="string">
            <text:p text:style-name="P29">1998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2">Computer Science Self-Stud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rush Script MT" svg:font-family="'Brush Script MT'" style:font-pitch="variable"/>
    <style:font-face style:name="Chalkboard" svg:font-family="Chalkboard" style:font-pitch="variable"/>
    <style:font-face style:name="Chalkboard SE" svg:font-family="'Chalkboard SE'" style:font-pitch="variable"/>
    <style:font-face style:name="Chalkduster" svg:font-family="Chalkduster" style:font-pitch="variable"/>
    <style:font-face style:name="Chronicle Text G2:frac=1&amp;tnum" svg:font-family="'Chronicle Text G2:frac=1&amp;tnum'" style:font-adornments="Roman" style:font-pitch="variable"/>
    <style:font-face style:name="Fira Mono" svg:font-family="'Fira Mono'" style:font-pitch="variable"/>
    <style:font-face style:name="Fira Mono:frac=1&amp;zero" svg:font-family="'Fira Mono:frac=1&amp;zero'" style:font-adornments="Regular" style:font-pitch="variable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Ringside Regular:frac=1&amp;numr&amp;tnum" svg:font-family="'Ringside Regular:frac=1&amp;numr&amp;tnum'" style:font-pitch="variable"/>
    <style:font-face style:name="Ringside Regular:frac=1&amp;sinf&amp;tnum" svg:font-family="'Ringside Regular:frac=1&amp;sinf&amp;tnum'" style:font-pitch="variable"/>
    <style:font-face style:name="Ringside Regular:frac=1&amp;tnum" svg:font-family="'Ringside Regular:frac=1&amp;tnum'" style:font-pitch="variable"/>
    <style:font-face style:name="Caladea" svg:font-family="Caladea" style:font-family-generic="roman" style:font-pitch="variable"/>
    <style:font-face style:name="Charter" svg:font-family="Charter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Carlito" svg:font-family="Carlito" style:font-family-generic="swiss" style:font-pitch="variable"/>
    <style:font-face style:name="Fira Sans" svg:font-family="'Fira Sans'" style:font-family-generic="swiss" style:font-pitch="variable"/>
    <style:font-face style:name="Fira Sans:frac=1&amp;tnum" svg:font-family="'Fira Sans:frac=1&amp;tnum'" style:font-adornments="Regular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loext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loext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19:14:54.808546514</meta:creation-date>
    <dc:date>2020-10-07T22:43:13.246078323</dc:date>
    <meta:editing-duration>PT2H33M58S</meta:editing-duration>
    <meta:editing-cycles>99</meta:editing-cycles>
    <meta:generator>LibreOffice/6.3.6.2$MacOSX_X86_64 LibreOffice_project/2196df99b074d8a661f4036fca8fa0cbfa33a497</meta:generator>
    <meta:document-statistic meta:table-count="4" meta:image-count="0" meta:object-count="0" meta:page-count="1" meta:paragraph-count="46" meta:word-count="112" meta:character-count="808" meta:non-whitespace-character-count="738"/>
  </office:meta>
</office:document-meta>
</file>